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utsElementSupport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ElementSupport.setClassName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ElementSupport.setCustomProperty( XmlModelWriter xw , Element element , String propertyName , String value , String changeElement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tsElementSupport.getParentAp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ElementSupport.writeAdditionalSetProperties( XmlModelWriter xw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rutsElementSupport.addSetProperty(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utsElementSupport.StrutsElementSupport( 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tsElementSupport.setParentApp( StrutsApp parentAp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